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e9d8" officeooo:paragraph-rsid="0000e9d8"/>
    </style:style>
    <style:style style:name="P2" style:family="paragraph" style:parent-style-name="Standard">
      <style:text-properties officeooo:rsid="0001ab78" officeooo:paragraph-rsid="0001ab78"/>
    </style:style>
    <style:style style:name="T1" style:family="text">
      <style:text-properties officeooo:rsid="0001ab78"/>
    </style:style>
    <style:style style:name="T2" style:family="text">
      <style:text-properties officeooo:rsid="0002d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l livello collegamento /data link, <text:span text:style-name="T1">livello due </text:span>del modello ISO/OSI si trovano diversi protocolli, ES:</text:p>
      <text:p text:style-name="P1"/>
      <text:p text:style-name="P1"/>
      <text:p text:style-name="P1">ARP: protocollo risponsabile della comunicazione tra <text:s/>Host de la stesa rete, che se identificano tramite l’indirizo MAC. Qesto protocollo aggiunge una ARP request per conocere il MAC address a qui corrisponde <text:span text:style-name="T1">l’indirizzo IP del web server.</text:span></text:p>
      <text:p text:style-name="P1"/>
      <text:p text:style-name="P2"><text:span text:style-name="T2">PPP - </text:span>ADCCP: Potocoll<text:span text:style-name="T2">i</text:span> risponsabile della conesione punto a punto. (point to pin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8:24:46.209000000</meta:creation-date>
    <dc:date>2024-05-15T18:48:59.798000000</dc:date>
    <meta:editing-duration>PT2M50S</meta:editing-duration>
    <meta:editing-cycles>1</meta:editing-cycles>
    <meta:document-statistic meta:table-count="0" meta:image-count="0" meta:object-count="0" meta:page-count="1" meta:paragraph-count="3" meta:word-count="64" meta:character-count="424" meta:non-whitespace-character-count="362"/>
    <meta:generator>LibreOffice/24.2.3.2$Windows_X86_64 LibreOffice_project/433d9c2ded56988e8a90e6b2e771ee4e6a5ab2ba</meta:generator>
  </office:meta>
</office:document-meta>
</file>